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13" table:default-cell-style-name="Default"/>
        <table:table-row table:style-name="ro1">
          <table:table-cell table:style-name="ce1" office:value-type="string">
            <text:p>ï»¿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KIWI export door bezoeker.Â Â Â  (Bezoeker) op 22-11-2012 16:11:39</text:p>
          </table:table-cell>
          <table:table-cell table:style-name="ce4" table:number-columns-repeated="12"/>
          <table:table-cell/>
        </table:table-row>
        <table:table-row table:style-name="ro1">
          <table:table-cell table:style-name="ce1"/>
          <table:table-cell table:style-name="ce4" table:number-columns-repeated="12"/>
          <table:table-cell/>
        </table:table-row>
        <table:table-row table:style-name="ro1">
          <table:table-cell table:style-name="ce1" office:value-type="string">
            <text:p>Dossier:</text:p>
          </table:table-cell>
          <table:table-cell table:style-name="ce4" office:value-type="string">
            <text:p>4 - regionale prognose van de bevolking naar leeftijd</text:p>
          </table:table-cell>
          <table:table-cell table:style-name="ce4" table:number-columns-repeated="11"/>
          <table:table-cell/>
        </table:table-row>
        <table:table-row table:style-name="ro1">
          <table:table-cell table:style-name="ce1" office:value-type="string">
            <text:p>Naam:</text:p>
          </table:table-cell>
          <table:table-cell table:style-name="ce4" office:value-type="string">
            <text:p>Totaal (aantallen * 1000) naar Prognosejaar (gefilterd). Gemeenten (gefilterd). Tienjaarsleeftijdsklasse. Geslacht</text:p>
          </table:table-cell>
          <table:table-cell table:style-name="ce4" table:number-columns-repeated="2"/>
          <table:table-cell table:style-name="ce6"/>
          <table:table-cell table:style-name="ce4" table:number-columns-repeated="8"/>
          <table:table-cell/>
        </table:table-row>
        <table:table-row table:style-name="ro1">
          <table:table-cell table:style-name="ce1"/>
          <table:table-cell table:style-name="ce4" table:number-columns-repeated="12"/>
          <table:table-cell/>
        </table:table-row>
        <table:table-row table:style-name="ro1">
          <table:table-cell table:style-name="ce1"/>
          <table:table-cell table:style-name="ce4"/>
          <table:table-cell table:style-name="ce4" office:value-type="string">
            <text:p>Tienjaarsleeftijdsklasse</text:p>
          </table:table-cell>
          <table:table-cell table:style-name="ce4" office:value-type="string">
            <text:p>0- 9</text:p>
          </table:table-cell>
          <table:table-cell table:style-name="ce7" office:value-type="string">
            <text:p>10-19</text:p>
          </table:table-cell>
          <table:table-cell table:style-name="ce4" office:value-type="string">
            <text:p>20-29</text:p>
          </table:table-cell>
          <table:table-cell table:style-name="ce4" office:value-type="string">
            <text:p>30-39</text:p>
          </table:table-cell>
          <table:table-cell table:style-name="ce4" office:value-type="string">
            <text:p>40-49</text:p>
          </table:table-cell>
          <table:table-cell table:style-name="ce4" office:value-type="string">
            <text:p>50-59</text:p>
          </table:table-cell>
          <table:table-cell table:style-name="ce4" office:value-type="string">
            <text:p>60-69</text:p>
          </table:table-cell>
          <table:table-cell table:style-name="ce4" office:value-type="string">
            <text:p>70-79</text:p>
          </table:table-cell>
          <table:table-cell table:style-name="ce4" office:value-type="string">
            <text:p>80-89</text:p>
          </table:table-cell>
          <table:table-cell table:style-name="ce4" office:value-type="string">
            <text:p>90-99</text:p>
          </table:table-cell>
          <table:table-cell/>
        </table:table-row>
        <table:table-row table:style-name="ro1">
          <table:table-cell table:style-name="ce1" office:value-type="string">
            <text:p>Gemeenten</text:p>
          </table:table-cell>
          <table:table-cell table:style-name="ce4" office:value-type="string">
            <text:p>Geslacht</text:p>
          </table:table-cell>
          <table:table-cell table:style-name="ce4" office:value-type="string">
            <text:p>Prognosejaar</text:p>
          </table:table-cell>
          <table:table-cell table:style-name="ce4" office:value-type="string">
            <text:p>Totaal (aantallen * 1000)</text:p>
          </table:table-cell>
          <table:table-cell table:style-name="ce4" office:value-type="string">
            <text:p>Totaal (aantallen * 1000)</text:p>
          </table:table-cell>
          <table:table-cell table:style-name="ce4" office:value-type="string">
            <text:p>Totaal (aantallen * 1000)</text:p>
          </table:table-cell>
          <table:table-cell table:style-name="ce4" office:value-type="string">
            <text:p>Totaal (aantallen * 1000)</text:p>
          </table:table-cell>
          <table:table-cell table:style-name="ce4" office:value-type="string">
            <text:p>Totaal (aantallen * 1000)</text:p>
          </table:table-cell>
          <table:table-cell table:style-name="ce4" office:value-type="string">
            <text:p>Totaal (aantallen * 1000)</text:p>
          </table:table-cell>
          <table:table-cell table:style-name="ce4" office:value-type="string">
            <text:p>Totaal (aantallen * 1000)</text:p>
          </table:table-cell>
          <table:table-cell table:style-name="ce4" office:value-type="string">
            <text:p>Totaal (aantallen * 1000)</text:p>
          </table:table-cell>
          <table:table-cell table:style-name="ce4" office:value-type="string">
            <text:p>Totaal (aantallen * 1000)</text:p>
          </table:table-cell>
          <table:table-cell table:style-name="ce4" office:value-type="string">
            <text:p>Totaal (aantallen * 1000)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14">
            <text:p>Almelo</text:p>
          </table:table-cell>
          <table:table-cell table:style-name="ce5" office:value-type="string" table:number-columns-spanned="1" table:number-rows-spanned="7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5.8">
            <text:p>5.8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1">
            <text:p>0.1</text:p>
          </table:table-cell>
          <table:table-cell table:formula="of:=SUM([.D9:.M9])" office:value-type="float" office:value="36.7">
            <text:p>36.7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5.8">
            <text:p>5.8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.2</text:p>
          </table:table-cell>
          <table:table-cell table:formula="of:=SUM([.D10:.M10])" office:value-type="float" office:value="37.7">
            <text:p>37.7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4.1">
            <text:p>4.1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2">
            <text:p>0.2</text:p>
          </table:table-cell>
          <table:table-cell table:formula="of:=SUM([.D11:.M11])" office:value-type="float" office:value="37.9">
            <text:p>37.9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4.6">
            <text:p>4.6</text:p>
          </table:table-cell>
          <table:table-cell table:number-columns-repeated="2" table:style-name="ce4" office:value-type="float" office:value="4.2">
            <text:p>4.2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2">
            <text:p>0.2</text:p>
          </table:table-cell>
          <table:table-cell table:formula="of:=SUM([.D12:.M12])" office:value-type="float" office:value="37.7">
            <text:p>37.7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4.1">
            <text:p>4.1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.1">
            <text:p>4.1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3.8">
            <text:p>3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3">
            <text:p>0.3</text:p>
          </table:table-cell>
          <table:table-cell table:formula="of:=SUM([.D13:.M13])" office:value-type="float" office:value="37.7">
            <text:p>37.7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5.3">
            <text:p>5.3</text:p>
          </table:table-cell>
          <table:table-cell table:style-name="ce4" office:value-type="float" office:value="4.1">
            <text:p>4.1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0.4">
            <text:p>0.4</text:p>
          </table:table-cell>
          <table:table-cell table:formula="of:=SUM([.D14:.M14])" office:value-type="float" office:value="37.4">
            <text:p>37.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4.1">
            <text:p>4.1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4.5">
            <text:p>4.5</text:p>
          </table:table-cell>
          <table:table-cell table:number-columns-repeated="2" table:style-name="ce4" office:value-type="float" office:value="4.7">
            <text:p>4.7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0.5">
            <text:p>0.5</text:p>
          </table:table-cell>
          <table:table-cell table:formula="of:=SUM([.D15:.M15])" office:value-type="float" office:value="37">
            <text:p>37</text:p>
          </table:table-cell>
        </table:table-row>
        <table:table-row table:style-name="ro1">
          <table:covered-table-cell/>
          <table:table-cell table:style-name="ce5" office:value-type="string" table:number-columns-spanned="1" table:number-rows-spanned="7">
            <text:p>Vrouw</text:p>
          </table:table-cell>
          <table:table-cell table:style-name="ce4" office:value-type="float" office:value="2012">
            <text:p>2012</text:p>
          </table:table-cell>
          <table:table-cell table:number-columns-repeated="2" table:style-name="ce4" office:value-type="float" office:value="4.4">
            <text:p>4.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2.8">
            <text:p>2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0.3">
            <text:p>0.3</text:p>
          </table:table-cell>
          <table:table-cell table:formula="of:=SUM([.D16:.M16])" office:value-type="float" office:value="37">
            <text:p>37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3.1">
            <text:p>3.1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0.4">
            <text:p>0.4</text:p>
          </table:table-cell>
          <table:table-cell table:formula="of:=SUM([.D17:.M17])" office:value-type="float" office:value="38.1">
            <text:p>38.1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3.9">
            <text:p>3.9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0.4">
            <text:p>0.4</text:p>
          </table:table-cell>
          <table:table-cell table:formula="of:=SUM([.D18:.M18])" office:value-type="float" office:value="38.6">
            <text:p>38.6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.1">
            <text:p>4.1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0.4">
            <text:p>0.4</text:p>
          </table:table-cell>
          <table:table-cell table:formula="of:=SUM([.D19:.M19])" office:value-type="float" office:value="39.3">
            <text:p>39.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0.5">
            <text:p>0.5</text:p>
          </table:table-cell>
          <table:table-cell table:formula="of:=SUM([.D20:.M20])" office:value-type="float" office:value="39.2">
            <text:p>39.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2.8">
            <text:p>2.8</text:p>
          </table:table-cell>
          <table:table-cell table:style-name="ce4" office:value-type="float" office:value="0.6">
            <text:p>0.6</text:p>
          </table:table-cell>
          <table:table-cell table:formula="of:=SUM([.D21:.M21])" office:value-type="float" office:value="39.3">
            <text:p>39.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4.1">
            <text:p>4.1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3.5">
            <text:p>3.5</text:p>
          </table:table-cell>
          <table:table-cell table:number-columns-repeated="2" table:style-name="ce4" office:value-type="float" office:value="4.4">
            <text:p>4.4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.8">
            <text:p>0.8</text:p>
          </table:table-cell>
          <table:table-cell table:formula="of:=SUM([.D22:.M22])" office:value-type="float" office:value="39.3">
            <text:p>39.3</text:p>
          </table:table-cell>
        </table:table-row>
        <table:table-row table:style-name="ro1">
          <table:table-cell table:style-name="ce2" office:value-type="string" table:number-columns-spanned="1" table:number-rows-spanned="14">
            <text:p>Borne</text:p>
          </table:table-cell>
          <table:table-cell table:style-name="ce5" office:value-type="string" table:number-columns-spanned="1" table:number-rows-spanned="7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23:.M23])" office:value-type="float" office:value="11.5">
            <text:p>11.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24:.M24])" office:value-type="float" office:value="12">
            <text:p>1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number-columns-repeated="3" table:style-name="ce4" office:value-type="float" office:value="1.5">
            <text:p>1.5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25:.M25])" office:value-type="float" office:value="12.5">
            <text:p>12.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2">
            <text:p>0.2</text:p>
          </table:table-cell>
          <table:table-cell table:formula="of:=SUM([.D26:.M26])" office:value-type="float" office:value="13">
            <text:p>1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27:.M27])" office:value-type="float" office:value="13.6">
            <text:p>13.6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28:.M28])" office:value-type="float" office:value="14">
            <text:p>1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number-columns-repeated="2" table:style-name="ce4" office:value-type="float" office:value="1.7">
            <text:p>1.7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8">
            <text:p>1.8</text:p>
          </table:table-cell>
          <table:table-cell table:number-columns-repeated="2" table:style-name="ce4" office:value-type="float" office:value="1.6">
            <text:p>1.6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3">
            <text:p>0.3</text:p>
          </table:table-cell>
          <table:table-cell table:formula="of:=SUM([.D29:.M29])" office:value-type="float" office:value="14.7">
            <text:p>14.7</text:p>
          </table:table-cell>
        </table:table-row>
        <table:table-row table:style-name="ro1">
          <table:covered-table-cell/>
          <table:table-cell table:style-name="ce5" office:value-type="string" table:number-columns-spanned="1" table:number-rows-spanned="7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30:.M30])" office:value-type="float" office:value="11.3">
            <text:p>11.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6">
            <text:p>1.6</text:p>
          </table:table-cell>
          <table:table-cell table:number-columns-repeated="2" table:style-name="ce4" office:value-type="float" office:value="1.2">
            <text:p>1.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2">
            <text:p>0.2</text:p>
          </table:table-cell>
          <table:table-cell table:formula="of:=SUM([.D31:.M31])" office:value-type="float" office:value="12">
            <text:p>1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2">
            <text:p>1.2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7">
            <text:p>1.7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2">
            <text:p>0.2</text:p>
          </table:table-cell>
          <table:table-cell table:formula="of:=SUM([.D32:.M32])" office:value-type="float" office:value="12.3">
            <text:p>12.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33:.M33])" office:value-type="float" office:value="12.8">
            <text:p>12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34:.M34])" office:value-type="float" office:value="13.2">
            <text:p>13.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number-columns-repeated="2" table:style-name="ce4" office:value-type="float" office:value="1.6">
            <text:p>1.6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35:.M35])" office:value-type="float" office:value="13.7">
            <text:p>13.7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4">
            <text:p>0.4</text:p>
          </table:table-cell>
          <table:table-cell table:formula="of:=SUM([.D36:.M36])" office:value-type="float" office:value="13.6">
            <text:p>13.6</text:p>
          </table:table-cell>
        </table:table-row>
        <table:table-row table:style-name="ro1">
          <table:table-cell table:style-name="ce2" office:value-type="string" table:number-columns-spanned="1" table:number-rows-spanned="14">
            <text:p>Enschede</text:p>
          </table:table-cell>
          <table:table-cell table:style-name="ce5" office:value-type="string" table:number-columns-spanned="1" table:number-rows-spanned="7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8.9">
            <text:p>8.9</text:p>
          </table:table-cell>
          <table:table-cell table:style-name="ce4" office:value-type="float" office:value="9.4">
            <text:p>9.4</text:p>
          </table:table-cell>
          <table:table-cell table:style-name="ce4" office:value-type="float" office:value="14.6">
            <text:p>14.6</text:p>
          </table:table-cell>
          <table:table-cell table:style-name="ce4" office:value-type="float" office:value="11.2">
            <text:p>11.2</text:p>
          </table:table-cell>
          <table:table-cell table:style-name="ce4" office:value-type="float" office:value="12.3">
            <text:p>12.3</text:p>
          </table:table-cell>
          <table:table-cell table:style-name="ce4" office:value-type="float" office:value="9.7">
            <text:p>9.7</text:p>
          </table:table-cell>
          <table:table-cell table:style-name="ce4" office:value-type="float" office:value="8.6">
            <text:p>8.6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0.2">
            <text:p>0.2</text:p>
          </table:table-cell>
          <table:table-cell table:formula="of:=SUM([.D37:.M37])" office:value-type="float" office:value="81.6">
            <text:p>81.6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9.8">
            <text:p>9.8</text:p>
          </table:table-cell>
          <table:table-cell table:style-name="ce4" office:value-type="float" office:value="14.2">
            <text:p>14.2</text:p>
          </table:table-cell>
          <table:table-cell table:style-name="ce4" office:value-type="float" office:value="10.9">
            <text:p>10.9</text:p>
          </table:table-cell>
          <table:table-cell table:style-name="ce4" office:value-type="float" office:value="12.2">
            <text:p>12.2</text:p>
          </table:table-cell>
          <table:table-cell table:style-name="ce4" office:value-type="float" office:value="10.4">
            <text:p>10.4</text:p>
          </table:table-cell>
          <table:table-cell table:style-name="ce4" office:value-type="float" office:value="8.8">
            <text:p>8.8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0.2">
            <text:p>0.2</text:p>
          </table:table-cell>
          <table:table-cell table:formula="of:=SUM([.D38:.M38])" office:value-type="float" office:value="83">
            <text:p>8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9.8">
            <text:p>9.8</text:p>
          </table:table-cell>
          <table:table-cell table:style-name="ce4" office:value-type="float" office:value="14.3">
            <text:p>14.3</text:p>
          </table:table-cell>
          <table:table-cell table:style-name="ce4" office:value-type="float" office:value="10.6">
            <text:p>10.6</text:p>
          </table:table-cell>
          <table:table-cell table:style-name="ce4" office:value-type="float" office:value="10.9">
            <text:p>10.9</text:p>
          </table:table-cell>
          <table:table-cell table:style-name="ce4" office:value-type="float" office:value="11.6">
            <text:p>11.6</text:p>
          </table:table-cell>
          <table:table-cell table:style-name="ce4" office:value-type="float" office:value="8.6">
            <text:p>8.6</text:p>
          </table:table-cell>
          <table:table-cell table:style-name="ce4" office:value-type="float" office:value="6.7">
            <text:p>6.7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0.3">
            <text:p>0.3</text:p>
          </table:table-cell>
          <table:table-cell table:formula="of:=SUM([.D39:.M39])" office:value-type="float" office:value="84.2">
            <text:p>84.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9.7">
            <text:p>9.7</text:p>
          </table:table-cell>
          <table:table-cell table:style-name="ce4" office:value-type="float" office:value="14.7">
            <text:p>14.7</text:p>
          </table:table-cell>
          <table:table-cell table:style-name="ce4" office:value-type="float" office:value="9.8">
            <text:p>9.8</text:p>
          </table:table-cell>
          <table:table-cell table:style-name="ce4" office:value-type="float" office:value="9.7">
            <text:p>9.7</text:p>
          </table:table-cell>
          <table:table-cell table:style-name="ce4" office:value-type="float" office:value="11.9">
            <text:p>11.9</text:p>
          </table:table-cell>
          <table:table-cell table:style-name="ce4" office:value-type="float" office:value="9.4">
            <text:p>9.4</text:p>
          </table:table-cell>
          <table:table-cell table:style-name="ce4" office:value-type="float" office:value="7.3">
            <text:p>7.3</text:p>
          </table:table-cell>
          <table:table-cell table:style-name="ce4" office:value-type="float" office:value="2.9">
            <text:p>2.9</text:p>
          </table:table-cell>
          <table:table-cell table:style-name="ce4" office:value-type="float" office:value="0.3">
            <text:p>0.3</text:p>
          </table:table-cell>
          <table:table-cell table:formula="of:=SUM([.D40:.M40])" office:value-type="float" office:value="84.7">
            <text:p>84.7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8.9">
            <text:p>8.9</text:p>
          </table:table-cell>
          <table:table-cell table:style-name="ce4" office:value-type="float" office:value="9.8">
            <text:p>9.8</text:p>
          </table:table-cell>
          <table:table-cell table:style-name="ce4" office:value-type="float" office:value="14.5">
            <text:p>14.5</text:p>
          </table:table-cell>
          <table:table-cell table:style-name="ce4" office:value-type="float" office:value="9.7">
            <text:p>9.7</text:p>
          </table:table-cell>
          <table:table-cell table:style-name="ce4" office:value-type="float" office:value="9.5">
            <text:p>9.5</text:p>
          </table:table-cell>
          <table:table-cell table:style-name="ce4" office:value-type="float" office:value="10.5">
            <text:p>10.5</text:p>
          </table:table-cell>
          <table:table-cell table:style-name="ce4" office:value-type="float" office:value="10.6">
            <text:p>10.6</text:p>
          </table:table-cell>
          <table:table-cell table:style-name="ce4" office:value-type="float" office:value="7.3">
            <text:p>7.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.4">
            <text:p>0.4</text:p>
          </table:table-cell>
          <table:table-cell table:formula="of:=SUM([.D41:.M41])" office:value-type="float" office:value="85.2">
            <text:p>85.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8.8">
            <text:p>8.8</text:p>
          </table:table-cell>
          <table:table-cell table:style-name="ce4" office:value-type="float" office:value="9.8">
            <text:p>9.8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0.4">
            <text:p>10.4</text:p>
          </table:table-cell>
          <table:table-cell table:style-name="ce4" office:value-type="float" office:value="8.9">
            <text:p>8.9</text:p>
          </table:table-cell>
          <table:table-cell table:style-name="ce4" office:value-type="float" office:value="9.6">
            <text:p>9.6</text:p>
          </table:table-cell>
          <table:table-cell table:style-name="ce4" office:value-type="float" office:value="10.9">
            <text:p>10.9</text:p>
          </table:table-cell>
          <table:table-cell table:style-name="ce4" office:value-type="float" office:value="8.1">
            <text:p>8.1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0.6">
            <text:p>0.6</text:p>
          </table:table-cell>
          <table:table-cell table:formula="of:=SUM([.D42:.M42])" office:value-type="float" office:value="85.5">
            <text:p>85.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8.7">
            <text:p>8.7</text:p>
          </table:table-cell>
          <table:table-cell table:style-name="ce4" office:value-type="float" office:value="9.8">
            <text:p>9.8</text:p>
          </table:table-cell>
          <table:table-cell table:style-name="ce4" office:value-type="float" office:value="13.9">
            <text:p>13.9</text:p>
          </table:table-cell>
          <table:table-cell table:style-name="ce4" office:value-type="float" office:value="10.3">
            <text:p>10.3</text:p>
          </table:table-cell>
          <table:table-cell table:style-name="ce4" office:value-type="float" office:value="9.1">
            <text:p>9.1</text:p>
          </table:table-cell>
          <table:table-cell table:style-name="ce4" office:value-type="float" office:value="9.5">
            <text:p>9.5</text:p>
          </table:table-cell>
          <table:table-cell table:style-name="ce4" office:value-type="float" office:value="9.7">
            <text:p>9.7</text:p>
          </table:table-cell>
          <table:table-cell table:style-name="ce4" office:value-type="float" office:value="9.2">
            <text:p>9.2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0.9">
            <text:p>0.9</text:p>
          </table:table-cell>
          <table:table-cell table:formula="of:=SUM([.D43:.M43])" office:value-type="float" office:value="85.8">
            <text:p>85.8</text:p>
          </table:table-cell>
        </table:table-row>
        <table:table-row table:style-name="ro1">
          <table:covered-table-cell/>
          <table:table-cell table:style-name="ce5" office:value-type="string" table:number-columns-spanned="1" table:number-rows-spanned="7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8.6">
            <text:p>8.6</text:p>
          </table:table-cell>
          <table:table-cell table:style-name="ce4" office:value-type="float" office:value="9.1">
            <text:p>9.1</text:p>
          </table:table-cell>
          <table:table-cell table:style-name="ce4" office:value-type="float" office:value="11.6">
            <text:p>11.6</text:p>
          </table:table-cell>
          <table:table-cell table:style-name="ce4" office:value-type="float" office:value="10.1">
            <text:p>10.1</text:p>
          </table:table-cell>
          <table:table-cell table:style-name="ce4" office:value-type="float" office:value="11.2">
            <text:p>11.2</text:p>
          </table:table-cell>
          <table:table-cell table:style-name="ce4" office:value-type="float" office:value="9.7">
            <text:p>9.7</text:p>
          </table:table-cell>
          <table:table-cell table:style-name="ce4" office:value-type="float" office:value="8.7">
            <text:p>8.7</text:p>
          </table:table-cell>
          <table:table-cell table:style-name="ce4" office:value-type="float" office:value="5.8">
            <text:p>5.8</text:p>
          </table:table-cell>
          <table:table-cell table:style-name="ce4" office:value-type="float" office:value="3.6">
            <text:p>3.6</text:p>
          </table:table-cell>
          <table:table-cell table:style-name="ce4" office:value-type="float" office:value="0.7">
            <text:p>0.7</text:p>
          </table:table-cell>
          <table:table-cell table:formula="of:=SUM([.D44:.M44])" office:value-type="float" office:value="79.1">
            <text:p>79.1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8.7">
            <text:p>8.7</text:p>
          </table:table-cell>
          <table:table-cell table:style-name="ce4" office:value-type="float" office:value="9.1">
            <text:p>9.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.1">
            <text:p>11.1</text:p>
          </table:table-cell>
          <table:table-cell table:style-name="ce4" office:value-type="float" office:value="10.1">
            <text:p>10.1</text:p>
          </table:table-cell>
          <table:table-cell table:style-name="ce4" office:value-type="float" office:value="9.1">
            <text:p>9.1</text:p>
          </table:table-cell>
          <table:table-cell table:style-name="ce4" office:value-type="float" office:value="6.2">
            <text:p>6.2</text:p>
          </table:table-cell>
          <table:table-cell table:style-name="ce4" office:value-type="float" office:value="3.6">
            <text:p>3.6</text:p>
          </table:table-cell>
          <table:table-cell table:style-name="ce4" office:value-type="float" office:value="0.8">
            <text:p>0.8</text:p>
          </table:table-cell>
          <table:table-cell table:formula="of:=SUM([.D45:.M45])" office:value-type="float" office:value="80.7">
            <text:p>80.7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9.2">
            <text:p>9.2</text:p>
          </table:table-cell>
          <table:table-cell table:style-name="ce4" office:value-type="float" office:value="11.6">
            <text:p>11.6</text:p>
          </table:table-cell>
          <table:table-cell table:style-name="ce4" office:value-type="float" office:value="10.2">
            <text:p>10.2</text:p>
          </table:table-cell>
          <table:table-cell table:style-name="ce4" office:value-type="float" office:value="10.4">
            <text:p>10.4</text:p>
          </table:table-cell>
          <table:table-cell table:style-name="ce4" office:value-type="float" office:value="10.8">
            <text:p>10.8</text:p>
          </table:table-cell>
          <table:table-cell table:style-name="ce4" office:value-type="float" office:value="9.1">
            <text:p>9.1</text:p>
          </table:table-cell>
          <table:table-cell table:style-name="ce4" office:value-type="float" office:value="7.6">
            <text:p>7.6</text:p>
          </table:table-cell>
          <table:table-cell table:style-name="ce4" office:value-type="float" office:value="3.8">
            <text:p>3.8</text:p>
          </table:table-cell>
          <table:table-cell table:style-name="ce4" office:value-type="float" office:value="0.8">
            <text:p>0.8</text:p>
          </table:table-cell>
          <table:table-cell table:formula="of:=SUM([.D46:.M46])" office:value-type="float" office:value="82.5">
            <text:p>82.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style-name="ce4" office:value-type="float" office:value="8.8">
            <text:p>8.8</text:p>
          </table:table-cell>
          <table:table-cell table:style-name="ce4" office:value-type="float" office:value="9.1">
            <text:p>9.1</text:p>
          </table:table-cell>
          <table:table-cell table:style-name="ce4" office:value-type="float" office:value="11.4">
            <text:p>11.4</text:p>
          </table:table-cell>
          <table:table-cell table:style-name="ce4" office:value-type="float" office:value="10.2">
            <text:p>10.2</text:p>
          </table:table-cell>
          <table:table-cell table:style-name="ce4" office:value-type="float" office:value="9.6">
            <text:p>9.6</text:p>
          </table:table-cell>
          <table:table-cell table:style-name="ce4" office:value-type="float" office:value="10.9">
            <text:p>10.9</text:p>
          </table:table-cell>
          <table:table-cell table:style-name="ce4" office:value-type="float" office:value="9.6">
            <text:p>9.6</text:p>
          </table:table-cell>
          <table:table-cell table:style-name="ce4" office:value-type="float" office:value="8.3">
            <text:p>8.3</text:p>
          </table:table-cell>
          <table:table-cell table:style-name="ce4" office:value-type="float" office:value="4.2">
            <text:p>4.2</text:p>
          </table:table-cell>
          <table:table-cell table:style-name="ce4" office:value-type="float" office:value="0.9">
            <text:p>0.9</text:p>
          </table:table-cell>
          <table:table-cell table:formula="of:=SUM([.D47:.M47])" office:value-type="float" office:value="83">
            <text:p>8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8.5">
            <text:p>8.5</text:p>
          </table:table-cell>
          <table:table-cell table:style-name="ce4" office:value-type="float" office:value="9.1">
            <text:p>9.1</text:p>
          </table:table-cell>
          <table:table-cell table:style-name="ce4" office:value-type="float" office:value="11.3">
            <text:p>11.3</text:p>
          </table:table-cell>
          <table:table-cell table:style-name="ce4" office:value-type="float" office:value="9.8">
            <text:p>9.8</text:p>
          </table:table-cell>
          <table:table-cell table:style-name="ce4" office:value-type="float" office:value="9.7">
            <text:p>9.7</text:p>
          </table:table-cell>
          <table:table-cell table:style-name="ce4" office:value-type="float" office:value="10.1">
            <text:p>10.1</text:p>
          </table:table-cell>
          <table:table-cell table:style-name="ce4" office:value-type="float" office:value="10.2">
            <text:p>10.2</text:p>
          </table:table-cell>
          <table:table-cell table:style-name="ce4" office:value-type="float" office:value="8.3">
            <text:p>8.3</text:p>
          </table:table-cell>
          <table:table-cell table:style-name="ce4" office:value-type="float" office:value="5.3">
            <text:p>5.3</text:p>
          </table:table-cell>
          <table:table-cell table:style-name="ce4" office:value-type="float" office:value="1">
            <text:p>1</text:p>
          </table:table-cell>
          <table:table-cell table:formula="of:=SUM([.D48:.M48])" office:value-type="float" office:value="83.3">
            <text:p>83.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8.4">
            <text:p>8.4</text:p>
          </table:table-cell>
          <table:table-cell table:style-name="ce4" office:value-type="float" office:value="9.2">
            <text:p>9.2</text:p>
          </table:table-cell>
          <table:table-cell table:style-name="ce4" office:value-type="float" office:value="10.9">
            <text:p>10.9</text:p>
          </table:table-cell>
          <table:table-cell table:number-columns-repeated="2" table:style-name="ce4" office:value-type="float" office:value="9.9">
            <text:p>9.9</text:p>
          </table:table-cell>
          <table:table-cell table:style-name="ce4" office:value-type="float" office:value="9.5">
            <text:p>9.5</text:p>
          </table:table-cell>
          <table:table-cell table:style-name="ce4" office:value-type="float" office:value="10.4">
            <text:p>10.4</text:p>
          </table:table-cell>
          <table:table-cell table:style-name="ce4" office:value-type="float" office:value="8.8">
            <text:p>8.8</text:p>
          </table:table-cell>
          <table:table-cell table:style-name="ce4" office:value-type="float" office:value="5.9">
            <text:p>5.9</text:p>
          </table:table-cell>
          <table:table-cell table:style-name="ce4" office:value-type="float" office:value="1.1">
            <text:p>1.1</text:p>
          </table:table-cell>
          <table:table-cell table:formula="of:=SUM([.D49:.M49])" office:value-type="float" office:value="84">
            <text:p>8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8.6">
            <text:p>8.6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0.1">
            <text:p>10.1</text:p>
          </table:table-cell>
          <table:table-cell table:number-columns-repeated="3" table:style-name="ce4" office:value-type="float" office:value="9.7">
            <text:p>9.7</text:p>
          </table:table-cell>
          <table:table-cell table:style-name="ce4" office:value-type="float" office:value="9.4">
            <text:p>9.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.6">
            <text:p>1.6</text:p>
          </table:table-cell>
          <table:table-cell table:formula="of:=SUM([.D50:.M50])" office:value-type="float" office:value="84.8">
            <text:p>84.8</text:p>
          </table:table-cell>
        </table:table-row>
        <table:table-row table:style-name="ro1">
          <table:table-cell table:style-name="ce2" office:value-type="string" table:number-columns-spanned="1" table:number-rows-spanned="14">
            <text:p>Haaksbergen</text:p>
          </table:table-cell>
          <table:table-cell table:style-name="ce5" office:value-type="string" table:number-columns-spanned="1" table:number-rows-spanned="7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7">
            <text:p>1.7</text:p>
          </table:table-cell>
          <table:table-cell table:number-columns-repeated="2" table:style-name="ce4" office:value-type="float" office:value="1.2">
            <text:p>1.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51:.M51])" office:value-type="float" office:value="12.6">
            <text:p>12.6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52:.M52])" office:value-type="float" office:value="12.7">
            <text:p>12.7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3">
            <text:p>1.3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53:.M53])" office:value-type="float" office:value="12.8">
            <text:p>12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1.3">
            <text:p>1.3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number-columns-repeated="2" table:style-name="ce4" office:value-type="float" office:value="1.8">
            <text:p>1.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54:.M54])" office:value-type="float" office:value="12.9">
            <text:p>12.9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number-columns-repeated="2" table:style-name="ce4" office:value-type="float" office:value="1.3">
            <text:p>1.3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55:.M55])" office:value-type="float" office:value="12.9">
            <text:p>12.9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number-columns-repeated="2" table:style-name="ce4" office:value-type="float" office:value="1.6">
            <text:p>1.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3">
            <text:p>0.3</text:p>
          </table:table-cell>
          <table:table-cell table:formula="of:=SUM([.D56:.M56])" office:value-type="float" office:value="12.8">
            <text:p>12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3">
            <text:p>1.3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3">
            <text:p>0.3</text:p>
          </table:table-cell>
          <table:table-cell table:formula="of:=SUM([.D57:.M57])" office:value-type="float" office:value="12.4">
            <text:p>12.4</text:p>
          </table:table-cell>
        </table:table-row>
        <table:table-row table:style-name="ro1">
          <table:covered-table-cell/>
          <table:table-cell table:style-name="ce5" office:value-type="string" table:number-columns-spanned="1" table:number-rows-spanned="7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58:.M58])" office:value-type="float" office:value="12.8">
            <text:p>12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2">
            <text:p>0.2</text:p>
          </table:table-cell>
          <table:table-cell table:formula="of:=SUM([.D59:.M59])" office:value-type="float" office:value="12.8">
            <text:p>12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2">
            <text:p>0.2</text:p>
          </table:table-cell>
          <table:table-cell table:formula="of:=SUM([.D60:.M60])" office:value-type="float" office:value="12.5">
            <text:p>12.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number-columns-repeated="3" table:style-name="ce4" office:value-type="float" office:value="1.3">
            <text:p>1.3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61:.M61])" office:value-type="float" office:value="12.3">
            <text:p>12.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1.4">
            <text:p>1.4</text:p>
          </table:table-cell>
          <table:table-cell table:number-columns-repeated="3"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62:.M62])" office:value-type="float" office:value="12.5">
            <text:p>12.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4">
            <text:p>0.4</text:p>
          </table:table-cell>
          <table:table-cell table:formula="of:=SUM([.D63:.M63])" office:value-type="float" office:value="12.4">
            <text:p>12.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number-columns-repeated="2" table:style-name="ce4" office:value-type="float" office:value="1.3">
            <text:p>1.3</text:p>
          </table:table-cell>
          <table:table-cell table:style-name="ce4" office:value-type="float" office:value="1.2">
            <text:p>1.2</text:p>
          </table:table-cell>
          <table:table-cell table:number-columns-repeated="2" table:style-name="ce4" office:value-type="float" office:value="1.3">
            <text:p>1.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4">
            <text:p>0.4</text:p>
          </table:table-cell>
          <table:table-cell table:formula="of:=SUM([.D64:.M64])" office:value-type="float" office:value="12">
            <text:p>12</text:p>
          </table:table-cell>
        </table:table-row>
        <table:table-row table:style-name="ro1">
          <table:table-cell table:style-name="ce2" office:value-type="string" table:number-columns-spanned="1" table:number-rows-spanned="14">
            <text:p>Hellendoorn</text:p>
          </table:table-cell>
          <table:table-cell table:style-name="ce5" office:value-type="string" table:number-columns-spanned="1" table:number-rows-spanned="7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3">
            <text:p>2.3</text:p>
          </table:table-cell>
          <table:table-cell table:number-columns-repeated="2" table:style-name="ce4" office:value-type="float" office:value="2.1">
            <text:p>2.1</text:p>
          </table:table-cell>
          <table:table-cell table:number-columns-repeated="2" table:style-name="ce4" office:value-type="float" office:value="2.7">
            <text:p>2.7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65:.M65])" office:value-type="float" office:value="18.3">
            <text:p>18.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66:.M66])" office:value-type="float" office:value="18.6">
            <text:p>18.6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1">
            <text:p>0.1</text:p>
          </table:table-cell>
          <table:table-cell table:formula="of:=SUM([.D67:.M67])" office:value-type="float" office:value="18.8">
            <text:p>18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style-name="ce4" office:value-type="float" office:value="1.9">
            <text:p>1.9</text:p>
          </table:table-cell>
          <table:table-cell table:number-columns-repeated="2" table:style-name="ce4" office:value-type="float" office:value="2.1">
            <text:p>2.1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2.6">
            <text:p>2.6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68:.M68])" office:value-type="float" office:value="18.8">
            <text:p>18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number-columns-repeated="2" table:style-name="ce4" office:value-type="float" office:value="1.9">
            <text:p>1.9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3">
            <text:p>2.3</text:p>
          </table:table-cell>
          <table:table-cell table:number-columns-repeated="2" table:style-name="ce4" office:value-type="float" office:value="2.2">
            <text:p>2.2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2">
            <text:p>0.2</text:p>
          </table:table-cell>
          <table:table-cell table:formula="of:=SUM([.D69:.M69])" office:value-type="float" office:value="18.8">
            <text:p>18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number-columns-repeated="2"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3">
            <text:p>0.3</text:p>
          </table:table-cell>
          <table:table-cell table:formula="of:=SUM([.D70:.M70])" office:value-type="float" office:value="18.6">
            <text:p>18.6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3">
            <text:p>0.3</text:p>
          </table:table-cell>
          <table:table-cell table:formula="of:=SUM([.D71:.M71])" office:value-type="float" office:value="18.1">
            <text:p>18.1</text:p>
          </table:table-cell>
        </table:table-row>
        <table:table-row table:style-name="ro1">
          <table:covered-table-cell/>
          <table:table-cell table:style-name="ce5" office:value-type="string" table:number-columns-spanned="1" table:number-rows-spanned="7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2.6">
            <text:p>2.6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72:.M72])" office:value-type="float" office:value="18.5">
            <text:p>18.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73:.M73])" office:value-type="float" office:value="18.2">
            <text:p>18.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.2</text:p>
          </table:table-cell>
          <table:table-cell table:formula="of:=SUM([.D74:.M74])" office:value-type="float" office:value="18">
            <text:p>1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75:.M75])" office:value-type="float" office:value="18">
            <text:p>1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1.7">
            <text:p>1.7</text:p>
          </table:table-cell>
          <table:table-cell table:number-columns-repeated="2" table:style-name="ce4" office:value-type="float" office:value="1.9">
            <text:p>1.9</text:p>
          </table:table-cell>
          <table:table-cell table:number-columns-repeated="2"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3">
            <text:p>0.3</text:p>
          </table:table-cell>
          <table:table-cell table:formula="of:=SUM([.D76:.M76])" office:value-type="float" office:value="17.5">
            <text:p>17.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4">
            <text:p>0.4</text:p>
          </table:table-cell>
          <table:table-cell table:formula="of:=SUM([.D77:.M77])" office:value-type="float" office:value="17.1">
            <text:p>17.1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number-columns-repeated="2"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number-columns-repeated="3" table:style-name="ce4" office:value-type="float" office:value="1.7">
            <text:p>1.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5">
            <text:p>0.5</text:p>
          </table:table-cell>
          <table:table-cell table:formula="of:=SUM([.D78:.M78])" office:value-type="float" office:value="16.5">
            <text:p>16.5</text:p>
          </table:table-cell>
        </table:table-row>
        <table:table-row table:style-name="ro1">
          <table:table-cell table:style-name="ce2" office:value-type="string" table:number-columns-spanned="1" table:number-rows-spanned="14">
            <text:p>Hengelo</text:p>
          </table:table-cell>
          <table:table-cell table:style-name="ce5" office:value-type="string" table:number-columns-spanned="1" table:number-rows-spanned="7">
            <text:p>Man</text:p>
          </table:table-cell>
          <table:table-cell table:style-name="ce4" office:value-type="float" office:value="2012">
            <text:p>2012</text:p>
          </table:table-cell>
          <table:table-cell table:number-columns-repeated="2" table:style-name="ce4" office:value-type="float" office:value="5">
            <text:p>5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6.5">
            <text:p>6.5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1">
            <text:p>0.1</text:p>
          </table:table-cell>
          <table:table-cell table:formula="of:=SUM([.D79:.M79])" office:value-type="float" office:value="41.1">
            <text:p>41.1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6.4">
            <text:p>6.4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.9">
            <text:p>2.9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2">
            <text:p>0.2</text:p>
          </table:table-cell>
          <table:table-cell table:formula="of:=SUM([.D80:.M80])" office:value-type="float" office:value="42.1">
            <text:p>42.1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5.8">
            <text:p>5.8</text:p>
          </table:table-cell>
          <table:table-cell table:style-name="ce4" office:value-type="float" office:value="6.4">
            <text:p>6.4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3.7">
            <text:p>3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2">
            <text:p>0.2</text:p>
          </table:table-cell>
          <table:table-cell table:formula="of:=SUM([.D81:.M81])" office:value-type="float" office:value="43">
            <text:p>4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4.8">
            <text:p>4.8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5.6">
            <text:p>5.6</text:p>
          </table:table-cell>
          <table:table-cell table:style-name="ce4" office:value-type="float" office:value="6.2">
            <text:p>6.2</text:p>
          </table:table-cell>
          <table:table-cell table:style-name="ce4" office:value-type="float" office:value="5.6">
            <text:p>5.6</text:p>
          </table:table-cell>
          <table:table-cell table:style-name="ce4" office:value-type="float" office:value="4.3">
            <text:p>4.3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0.3">
            <text:p>0.3</text:p>
          </table:table-cell>
          <table:table-cell table:formula="of:=SUM([.D82:.M82])" office:value-type="float" office:value="43.6">
            <text:p>43.6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5.9">
            <text:p>5.9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0.3">
            <text:p>0.3</text:p>
          </table:table-cell>
          <table:table-cell table:formula="of:=SUM([.D83:.M83])" office:value-type="float" office:value="43.8">
            <text:p>43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number-columns-repeated="2" table:style-name="ce4" office:value-type="float" office:value="4.8">
            <text:p>4.8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5.3">
            <text:p>5.3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0.4">
            <text:p>0.4</text:p>
          </table:table-cell>
          <table:table-cell table:formula="of:=SUM([.D84:.M84])" office:value-type="float" office:value="44">
            <text:p>4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5.3">
            <text:p>5.3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5.3">
            <text:p>5.3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.6">
            <text:p>0.6</text:p>
          </table:table-cell>
          <table:table-cell table:formula="of:=SUM([.D85:.M85])" office:value-type="float" office:value="44">
            <text:p>44</text:p>
          </table:table-cell>
        </table:table-row>
        <table:table-row table:style-name="ro1">
          <table:covered-table-cell/>
          <table:table-cell table:style-name="ce5" office:value-type="string" table:number-columns-spanned="1" table:number-rows-spanned="7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4.4">
            <text:p>4.4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6.2">
            <text:p>6.2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0.4">
            <text:p>0.4</text:p>
          </table:table-cell>
          <table:table-cell table:formula="of:=SUM([.D86:.M86])" office:value-type="float" office:value="41.6">
            <text:p>41.6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.8">
            <text:p>5.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.5">
            <text:p>3.5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0.5">
            <text:p>0.5</text:p>
          </table:table-cell>
          <table:table-cell table:formula="of:=SUM([.D87:.M87])" office:value-type="float" office:value="42.4">
            <text:p>42.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5.5">
            <text:p>5.5</text:p>
          </table:table-cell>
          <table:table-cell table:style-name="ce4" office:value-type="float" office:value="6.1">
            <text:p>6.1</text:p>
          </table:table-cell>
          <table:table-cell table:style-name="ce4" office:value-type="float" office:value="5.3">
            <text:p>5.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0.5">
            <text:p>0.5</text:p>
          </table:table-cell>
          <table:table-cell table:formula="of:=SUM([.D88:.M88])" office:value-type="float" office:value="43.3">
            <text:p>43.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4.7">
            <text:p>4.7</text:p>
          </table:table-cell>
          <table:table-cell table:number-columns-repeated="2" table:style-name="ce4" office:value-type="float" office:value="5.2">
            <text:p>5.2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5.9">
            <text:p>5.9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0.6">
            <text:p>0.6</text:p>
          </table:table-cell>
          <table:table-cell table:formula="of:=SUM([.D89:.M89])" office:value-type="float" office:value="44">
            <text:p>4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4.6">
            <text:p>4.6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5.3">
            <text:p>5.3</text:p>
          </table:table-cell>
          <table:table-cell table:style-name="ce4" office:value-type="float" office:value="5.9">
            <text:p>5.9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2.8">
            <text:p>2.8</text:p>
          </table:table-cell>
          <table:table-cell table:style-name="ce4" office:value-type="float" office:value="0.6">
            <text:p>0.6</text:p>
          </table:table-cell>
          <table:table-cell table:formula="of:=SUM([.D90:.M90])" office:value-type="float" office:value="44.1">
            <text:p>44.1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5.7">
            <text:p>5.7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3.1">
            <text:p>3.1</text:p>
          </table:table-cell>
          <table:table-cell table:style-name="ce4" office:value-type="float" office:value="0.7">
            <text:p>0.7</text:p>
          </table:table-cell>
          <table:table-cell table:formula="of:=SUM([.D91:.M91])" office:value-type="float" office:value="44.2">
            <text:p>44.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4.7">
            <text:p>4.7</text:p>
          </table:table-cell>
          <table:table-cell table:style-name="ce4" office:value-type="float" office:value="4.8">
            <text:p>4.8</text:p>
          </table:table-cell>
          <table:table-cell table:style-name="ce4" office:value-type="float" office:value="4.5">
            <text:p>4.5</text:p>
          </table:table-cell>
          <table:table-cell table:style-name="ce4" office:value-type="float" office:value="5.1">
            <text:p>5.1</text:p>
          </table:table-cell>
          <table:table-cell table:style-name="ce4" office:value-type="float" office:value="5.4">
            <text:p>5.4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5.2">
            <text:p>5.2</text:p>
          </table:table-cell>
          <table:table-cell table:style-name="ce4" office:value-type="float" office:value="5.3">
            <text:p>5.3</text:p>
          </table:table-cell>
          <table:table-cell table:style-name="ce4" office:value-type="float" office:value="3.3">
            <text:p>3.3</text:p>
          </table:table-cell>
          <table:table-cell table:style-name="ce4" office:value-type="float" office:value="0.8">
            <text:p>0.8</text:p>
          </table:table-cell>
          <table:table-cell table:formula="of:=SUM([.D92:.M92])" office:value-type="float" office:value="44">
            <text:p>44</text:p>
          </table:table-cell>
        </table:table-row>
        <table:table-row table:style-name="ro1">
          <table:table-cell table:style-name="ce2" office:value-type="string" table:number-columns-spanned="1" table:number-rows-spanned="14">
            <text:p>Losser</text:p>
          </table:table-cell>
          <table:table-cell table:style-name="ce5" office:value-type="string" table:number-columns-spanned="1" table:number-rows-spanned="7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2">
            <text:p>1.2</text:p>
          </table:table-cell>
          <table:table-cell table:number-columns-repeated="2"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3">
            <text:p>0.3</text:p>
          </table:table-cell>
          <table:table-cell table:style-name="ce4" office:value-type="float" office:value="0.1">
            <text:p>0.1</text:p>
          </table:table-cell>
          <table:table-cell table:formula="of:=SUM([.D93:.M93])" office:value-type="float" office:value="11.9">
            <text:p>11.9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94:.M94])" office:value-type="float" office:value="11.7">
            <text:p>11.7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1">
            <text:p>1.1</text:p>
          </table:table-cell>
          <table:table-cell table:number-columns-repeated="2" table:style-name="ce4" office:value-type="float" office:value="1.4">
            <text:p>1.4</text:p>
          </table:table-cell>
          <table:table-cell table:number-columns-repeated="2" table:style-name="ce4" office:value-type="float" office:value="1.3">
            <text:p>1.3</text:p>
          </table:table-cell>
          <table:table-cell table:number-columns-repeated="2" table:style-name="ce4" office:value-type="float" office:value="1.7">
            <text:p>1.7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95:.M95])" office:value-type="float" office:value="11.8">
            <text:p>11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1.2">
            <text:p>1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96:.M96])" office:value-type="float" office:value="11.9">
            <text:p>11.9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97:.M97])" office:value-type="float" office:value="12">
            <text:p>1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1.3">
            <text:p>1.3</text:p>
          </table:table-cell>
          <table:table-cell table:number-columns-repeated="2" table:style-name="ce4" office:value-type="float" office:value="1.2">
            <text:p>1.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98:.M98])" office:value-type="float" office:value="12.2">
            <text:p>12.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1.3">
            <text:p>1.3</text:p>
          </table:table-cell>
          <table:table-cell table:number-columns-repeated="2" table:style-name="ce4" office:value-type="float" office:value="1.2">
            <text:p>1.2</text:p>
          </table:table-cell>
          <table:table-cell table:number-columns-repeated="2" table:style-name="ce4" office:value-type="float" office:value="1.7">
            <text:p>1.7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99:.M99])" office:value-type="float" office:value="12.2">
            <text:p>12.2</text:p>
          </table:table-cell>
        </table:table-row>
        <table:table-row table:style-name="ro1">
          <table:covered-table-cell/>
          <table:table-cell table:style-name="ce5" office:value-type="string" table:number-columns-spanned="1" table:number-rows-spanned="7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100:.M100])" office:value-type="float" office:value="11.7">
            <text:p>11.7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6">
            <text:p>1.6</text:p>
          </table:table-cell>
          <table:table-cell table:number-columns-repeated="2" table:style-name="ce4" office:value-type="float" office:value="1.7">
            <text:p>1.7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2">
            <text:p>0.2</text:p>
          </table:table-cell>
          <table:table-cell table:formula="of:=SUM([.D101:.M101])" office:value-type="float" office:value="11.6">
            <text:p>11.6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2">
            <text:p>0.2</text:p>
          </table:table-cell>
          <table:table-cell table:formula="of:=SUM([.D102:.M102])" office:value-type="float" office:value="11.4">
            <text:p>11.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2">
            <text:p>0.2</text:p>
          </table:table-cell>
          <table:table-cell table:formula="of:=SUM([.D103:.M103])" office:value-type="float" office:value="11.5">
            <text:p>11.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number-columns-repeated="3" table:style-name="ce4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104:.M104])" office:value-type="float" office:value="11.4">
            <text:p>11.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105:.M105])" office:value-type="float" office:value="11.7">
            <text:p>11.7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number-columns-repeated="5" table:style-name="ce4" office:value-type="float" office:value="1.3">
            <text:p>1.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4">
            <text:p>0.4</text:p>
          </table:table-cell>
          <table:table-cell table:formula="of:=SUM([.D106:.M106])" office:value-type="float" office:value="11.8">
            <text:p>11.8</text:p>
          </table:table-cell>
        </table:table-row>
        <table:table-row table:style-name="ro1">
          <table:table-cell table:style-name="ce2" office:value-type="string" table:number-columns-spanned="1" table:number-rows-spanned="14">
            <text:p>Oldenzaal</text:p>
          </table:table-cell>
          <table:table-cell table:style-name="ce5" office:value-type="string" table:number-columns-spanned="1" table:number-rows-spanned="7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107:.M107])" office:value-type="float" office:value="16.7">
            <text:p>16.7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108:.M108])" office:value-type="float" office:value="16.8">
            <text:p>16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1">
            <text:p>0.1</text:p>
          </table:table-cell>
          <table:table-cell table:formula="of:=SUM([.D109:.M109])" office:value-type="float" office:value="17.1">
            <text:p>17.1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2.2">
            <text:p>2.2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10:.M110])" office:value-type="float" office:value="17.6">
            <text:p>17.6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number-columns-repeated="3" table:style-name="ce4" office:value-type="float" office:value="1.9">
            <text:p>1.9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2">
            <text:p>0.2</text:p>
          </table:table-cell>
          <table:table-cell table:formula="of:=SUM([.D111:.M111])" office:value-type="float" office:value="18.2">
            <text:p>18.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number-columns-repeated="2" table:style-name="ce4" office:value-type="float" office:value="1.9">
            <text:p>1.9</text:p>
          </table:table-cell>
          <table:table-cell table:style-name="ce4" office:value-type="float" office:value="1.7">
            <text:p>1.7</text:p>
          </table:table-cell>
          <table:table-cell table:number-columns-repeated="2" table:style-name="ce4" office:value-type="float" office:value="2.3">
            <text:p>2.3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2">
            <text:p>0.2</text:p>
          </table:table-cell>
          <table:table-cell table:formula="of:=SUM([.D112:.M112])" office:value-type="float" office:value="17.8">
            <text:p>17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4">
            <text:p>2.4</text:p>
          </table:table-cell>
          <table:table-cell table:number-columns-repeated="2" table:style-name="ce4" office:value-type="float" office:value="2.2">
            <text:p>2.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113:.M113])" office:value-type="float" office:value="17.6">
            <text:p>17.6</text:p>
          </table:table-cell>
        </table:table-row>
        <table:table-row table:style-name="ro1">
          <table:covered-table-cell/>
          <table:table-cell table:style-name="ce5" office:value-type="string" table:number-columns-spanned="1" table:number-rows-spanned="7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14:.M114])" office:value-type="float" office:value="16.7">
            <text:p>16.7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8">
            <text:p>1.8</text:p>
          </table:table-cell>
          <table:table-cell table:number-columns-repeated="2" table:style-name="ce4" office:value-type="float" office:value="2.3">
            <text:p>2.3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15:.M115])" office:value-type="float" office:value="16.5">
            <text:p>16.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.2</text:p>
          </table:table-cell>
          <table:table-cell table:formula="of:=SUM([.D116:.M116])" office:value-type="float" office:value="17.1">
            <text:p>17.1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number-columns-repeated="2" table:style-name="ce4" office:value-type="float" office:value="2.3">
            <text:p>2.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117:.M117])" office:value-type="float" office:value="17.4">
            <text:p>17.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3">
            <text:p>0.3</text:p>
          </table:table-cell>
          <table:table-cell table:formula="of:=SUM([.D118:.M118])" office:value-type="float" office:value="17.4">
            <text:p>17.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number-columns-repeated="2"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number-columns-repeated="2" table:style-name="ce4" office:value-type="float" office:value="1.8">
            <text:p>1.8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3">
            <text:p>0.3</text:p>
          </table:table-cell>
          <table:table-cell table:formula="of:=SUM([.D119:.M119])" office:value-type="float" office:value="17.1">
            <text:p>17.1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4">
            <text:p>0.4</text:p>
          </table:table-cell>
          <table:table-cell table:formula="of:=SUM([.D120:.M120])" office:value-type="float" office:value="17">
            <text:p>17</text:p>
          </table:table-cell>
        </table:table-row>
        <table:table-row table:style-name="ro1">
          <table:table-cell table:style-name="ce2" office:value-type="string" table:number-columns-spanned="1" table:number-rows-spanned="14">
            <text:p>Tubbergen</text:p>
          </table:table-cell>
          <table:table-cell table:style-name="ce5" office:value-type="string" table:number-columns-spanned="1" table:number-rows-spanned="7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3">
            <text:p>0.3</text:p>
          </table:table-cell>
          <table:table-cell table:style-name="ce4" office:value-type="float" office:value="0.1">
            <text:p>0.1</text:p>
          </table:table-cell>
          <table:table-cell table:formula="of:=SUM([.D121:.M121])" office:value-type="float" office:value="11.2">
            <text:p>11.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1.6">
            <text:p>1.6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3">
            <text:p>0.3</text:p>
          </table:table-cell>
          <table:table-cell table:style-name="ce4" office:value-type="float" office:value="0.1">
            <text:p>0.1</text:p>
          </table:table-cell>
          <table:table-cell table:formula="of:=SUM([.D122:.M122])" office:value-type="float" office:value="11">
            <text:p>11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1">
            <text:p>1.1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123:.M123])" office:value-type="float" office:value="11.1">
            <text:p>11.1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1.1">
            <text:p>1.1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124:.M124])" office:value-type="float" office:value="11.1">
            <text:p>11.1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2">
            <text:p>1.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2">
            <text:p>0.2</text:p>
          </table:table-cell>
          <table:table-cell table:formula="of:=SUM([.D125:.M125])" office:value-type="float" office:value="11.3">
            <text:p>11.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26:.M126])" office:value-type="float" office:value="11.5">
            <text:p>11.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1">
            <text:p>1.1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127:.M127])" office:value-type="float" office:value="11.3">
            <text:p>11.3</text:p>
          </table:table-cell>
        </table:table-row>
        <table:table-row table:style-name="ro1">
          <table:covered-table-cell/>
          <table:table-cell table:style-name="ce5" office:value-type="string" table:number-columns-spanned="1" table:number-rows-spanned="7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6">
            <text:p>1.6</text:p>
          </table:table-cell>
          <table:table-cell table:number-columns-repeated="2" table:style-name="ce4" office:value-type="float" office:value="1.1">
            <text:p>1.1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128:.M128])" office:value-type="float" office:value="10.9">
            <text:p>10.9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2">
            <text:p>0.2</text:p>
          </table:table-cell>
          <table:table-cell table:formula="of:=SUM([.D129:.M129])" office:value-type="float" office:value="10.9">
            <text:p>10.9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2">
            <text:p>0.2</text:p>
          </table:table-cell>
          <table:table-cell table:formula="of:=SUM([.D130:.M130])" office:value-type="float" office:value="10.6">
            <text:p>10.6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1.1">
            <text:p>1.1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9">
            <text:p>0.9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2">
            <text:p>0.2</text:p>
          </table:table-cell>
          <table:table-cell table:formula="of:=SUM([.D131:.M131])" office:value-type="float" office:value="10.3">
            <text:p>10.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number-columns-repeated="2" table:style-name="ce4" office:value-type="float" office:value="1.1">
            <text:p>1.1</text:p>
          </table:table-cell>
          <table:table-cell table:number-columns-repeated="2" table:style-name="ce4" office:value-type="float" office:value="1.2">
            <text:p>1.2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2">
            <text:p>0.2</text:p>
          </table:table-cell>
          <table:table-cell table:formula="of:=SUM([.D132:.M132])" office:value-type="float" office:value="10.1">
            <text:p>10.1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1">
            <text:p>1.1</text:p>
          </table:table-cell>
          <table:table-cell table:number-columns-repeated="2" table:style-name="ce4" office:value-type="float" office:value="1.2">
            <text:p>1.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2">
            <text:p>0.2</text:p>
          </table:table-cell>
          <table:table-cell table:formula="of:=SUM([.D133:.M133])" office:value-type="float" office:value="10.3">
            <text:p>10.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1.2">
            <text:p>1.2</text:p>
          </table:table-cell>
          <table:table-cell table:number-columns-repeated="2" table:style-name="ce4" office:value-type="float" office:value="1.1">
            <text:p>1.1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3">
            <text:p>0.3</text:p>
          </table:table-cell>
          <table:table-cell table:formula="of:=SUM([.D134:.M134])" office:value-type="float" office:value="10.3">
            <text:p>10.3</text:p>
          </table:table-cell>
        </table:table-row>
        <table:table-row table:style-name="ro1">
          <table:table-cell table:style-name="ce2" office:value-type="string" table:number-columns-spanned="1" table:number-rows-spanned="14">
            <text:p>Wierden</text:p>
          </table:table-cell>
          <table:table-cell table:style-name="ce5" office:value-type="string" table:number-columns-spanned="1" table:number-rows-spanned="7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8">
            <text:p>1.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135:.M135])" office:value-type="float" office:value="12.5">
            <text:p>12.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6">
            <text:p>1.6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136:.M136])" office:value-type="float" office:value="12.6">
            <text:p>12.6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137:.M137])" office:value-type="float" office:value="12.8">
            <text:p>12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number-columns-repeated="2" table:style-name="ce4" office:value-type="float" office:value="1.7">
            <text:p>1.7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1">
            <text:p>0.1</text:p>
          </table:table-cell>
          <table:table-cell table:formula="of:=SUM([.D138:.M138])" office:value-type="float" office:value="13.3">
            <text:p>13.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139:.M139])" office:value-type="float" office:value="13.5">
            <text:p>13.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1.6">
            <text:p>1.6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3">
            <text:p>0.3</text:p>
          </table:table-cell>
          <table:table-cell table:formula="of:=SUM([.D140:.M140])" office:value-type="float" office:value="13.9">
            <text:p>13.9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number-columns-repeated="2" table:style-name="ce4" office:value-type="float" office:value="1.6">
            <text:p>1.6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8">
            <text:p>1.8</text:p>
          </table:table-cell>
          <table:table-cell table:style-name="ce4" office:value-type="float" office:value="1.6">
            <text:p>1.6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3">
            <text:p>0.3</text:p>
          </table:table-cell>
          <table:table-cell table:formula="of:=SUM([.D141:.M141])" office:value-type="float" office:value="14.1">
            <text:p>14.1</text:p>
          </table:table-cell>
        </table:table-row>
        <table:table-row table:style-name="ro1">
          <table:covered-table-cell/>
          <table:table-cell table:style-name="ce5" office:value-type="string" table:number-columns-spanned="1" table:number-rows-spanned="7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7">
            <text:p>1.7</text:p>
          </table:table-cell>
          <table:table-cell table:number-columns-repeated="2" table:style-name="ce4" office:value-type="float" office:value="1.3">
            <text:p>1.3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142:.M142])" office:value-type="float" office:value="12.5">
            <text:p>12.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143:.M143])" office:value-type="float" office:value="12.3">
            <text:p>12.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2">
            <text:p>0.2</text:p>
          </table:table-cell>
          <table:table-cell table:formula="of:=SUM([.D144:.M144])" office:value-type="float" office:value="12.4">
            <text:p>12.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45:.M145])" office:value-type="float" office:value="12.6">
            <text:p>12.6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1.5">
            <text:p>1.5</text:p>
          </table:table-cell>
          <table:table-cell table:number-columns-repeated="3" table:style-name="ce4" office:value-type="float" office:value="1.4">
            <text:p>1.4</text:p>
          </table:table-cell>
          <table:table-cell table:number-columns-repeated="2" table:style-name="ce4" office:value-type="float" office:value="1.3">
            <text:p>1.3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3">
            <text:p>0.3</text:p>
          </table:table-cell>
          <table:table-cell table:formula="of:=SUM([.D146:.M146])" office:value-type="float" office:value="12.8">
            <text:p>12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147:.M147])" office:value-type="float" office:value="13">
            <text:p>1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4">
            <text:p>0.4</text:p>
          </table:table-cell>
          <table:table-cell table:formula="of:=SUM([.D148:.M148])" office:value-type="float" office:value="12.9">
            <text:p>12.9</text:p>
          </table:table-cell>
        </table:table-row>
        <table:table-row table:style-name="ro1">
          <table:table-cell table:style-name="ce2" office:value-type="string" table:number-columns-spanned="1" table:number-rows-spanned="14">
            <text:p>Twenterand</text:p>
          </table:table-cell>
          <table:table-cell table:style-name="ce5" office:value-type="string" table:number-columns-spanned="1" table:number-rows-spanned="7">
            <text:p>Man</text:p>
          </table:table-cell>
          <table:table-cell table:style-name="ce4" office:value-type="float" office:value="2012">
            <text:p>2012</text:p>
          </table:table-cell>
          <table:table-cell table:number-columns-repeated="2" table:style-name="ce4" office:value-type="float" office:value="2.4">
            <text:p>2.4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149:.M149])" office:value-type="float" office:value="17.2">
            <text:p>17.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150:.M150])" office:value-type="float" office:value="17.1">
            <text:p>17.1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151:.M151])" office:value-type="float" office:value="16.9">
            <text:p>16.9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style-name="ce4" office:value-type="float" office:value="1.8">
            <text:p>1.8</text:p>
          </table:table-cell>
          <table:table-cell table:number-columns-repeated="2" table:style-name="ce4" office:value-type="float" office:value="2.1">
            <text:p>2.1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1">
            <text:p>0.1</text:p>
          </table:table-cell>
          <table:table-cell table:formula="of:=SUM([.D152:.M152])" office:value-type="float" office:value="16.8">
            <text:p>16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153:.M153])" office:value-type="float" office:value="16.7">
            <text:p>16.7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.2</text:p>
          </table:table-cell>
          <table:table-cell table:formula="of:=SUM([.D154:.M154])" office:value-type="float" office:value="16.1">
            <text:p>16.1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2">
            <text:p>0.2</text:p>
          </table:table-cell>
          <table:table-cell table:formula="of:=SUM([.D155:.M155])" office:value-type="float" office:value="15.3">
            <text:p>15.3</text:p>
          </table:table-cell>
        </table:table-row>
        <table:table-row table:style-name="ro1">
          <table:covered-table-cell/>
          <table:table-cell table:style-name="ce5" office:value-type="string" table:number-columns-spanned="1" table:number-rows-spanned="7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56:.M156])" office:value-type="float" office:value="16.9">
            <text:p>16.9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57:.M157])" office:value-type="float" office:value="16.5">
            <text:p>16.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3">
            <text:p>0.3</text:p>
          </table:table-cell>
          <table:table-cell table:formula="of:=SUM([.D158:.M158])" office:value-type="float" office:value="16.1">
            <text:p>16.1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3">
            <text:p>0.3</text:p>
          </table:table-cell>
          <table:table-cell table:formula="of:=SUM([.D159:.M159])" office:value-type="float" office:value="15.9">
            <text:p>15.9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3">
            <text:p>0.3</text:p>
          </table:table-cell>
          <table:table-cell table:formula="of:=SUM([.D160:.M160])" office:value-type="float" office:value="15.5">
            <text:p>15.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4">
            <text:p>0.4</text:p>
          </table:table-cell>
          <table:table-cell table:formula="of:=SUM([.D161:.M161])" office:value-type="float" office:value="15">
            <text:p>1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8">
            <text:p>1.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5">
            <text:p>0.5</text:p>
          </table:table-cell>
          <table:table-cell table:formula="of:=SUM([.D162:.M162])" office:value-type="float" office:value="14.5">
            <text:p>14.5</text:p>
          </table:table-cell>
        </table:table-row>
        <table:table-row table:style-name="ro1">
          <table:table-cell table:style-name="ce2" office:value-type="string" table:number-columns-spanned="1" table:number-rows-spanned="14">
            <text:p>Hof van Twente</text:p>
          </table:table-cell>
          <table:table-cell table:style-name="ce5" office:value-type="string" table:number-columns-spanned="1" table:number-rows-spanned="7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8">
            <text:p>2.8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163:.M163])" office:value-type="float" office:value="18.1">
            <text:p>18.1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number-columns-repeated="2" table:style-name="ce4" office:value-type="float" office:value="2.6">
            <text:p>2.6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1">
            <text:p>0.1</text:p>
          </table:table-cell>
          <table:table-cell table:formula="of:=SUM([.D164:.M164])" office:value-type="float" office:value="18.2">
            <text:p>18.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2">
            <text:p>0.2</text:p>
          </table:table-cell>
          <table:table-cell table:formula="of:=SUM([.D165:.M165])" office:value-type="float" office:value="18.4">
            <text:p>18.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9">
            <text:p>1.9</text:p>
          </table:table-cell>
          <table:table-cell table:number-columns-repeated="2" table:style-name="ce4" office:value-type="float" office:value="2.5">
            <text:p>2.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.2</text:p>
          </table:table-cell>
          <table:table-cell table:formula="of:=SUM([.D166:.M166])" office:value-type="float" office:value="18.4">
            <text:p>18.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2.3">
            <text:p>2.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2">
            <text:p>0.2</text:p>
          </table:table-cell>
          <table:table-cell table:formula="of:=SUM([.D167:.M167])" office:value-type="float" office:value="18.7">
            <text:p>18.7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3">
            <text:p>0.3</text:p>
          </table:table-cell>
          <table:table-cell table:formula="of:=SUM([.D168:.M168])" office:value-type="float" office:value="18.8">
            <text:p>18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1.9">
            <text:p>1.9</text:p>
          </table:table-cell>
          <table:table-cell table:number-columns-repeated="2" table:style-name="ce4" office:value-type="float" office:value="2">
            <text:p>2</text:p>
          </table:table-cell>
          <table:table-cell table:number-columns-repeated="2" table:style-name="ce4" office:value-type="float" office:value="2.3">
            <text:p>2.3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3">
            <text:p>0.3</text:p>
          </table:table-cell>
          <table:table-cell table:formula="of:=SUM([.D169:.M169])" office:value-type="float" office:value="18.3">
            <text:p>18.3</text:p>
          </table:table-cell>
        </table:table-row>
        <table:table-row table:style-name="ro1">
          <table:covered-table-cell/>
          <table:table-cell table:style-name="ce5" office:value-type="string" table:number-columns-spanned="1" table:number-rows-spanned="7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8">
            <text:p>2.8</text:p>
          </table:table-cell>
          <table:table-cell table:number-columns-repeated="2" table:style-name="ce4" office:value-type="float" office:value="2.5">
            <text:p>2.5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170:.M170])" office:value-type="float" office:value="18.5">
            <text:p>18.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171:.M171])" office:value-type="float" office:value="18">
            <text:p>1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2.1">
            <text:p>2.1</text:p>
          </table:table-cell>
          <table:table-cell table:number-columns-repeated="2" table:style-name="ce4" office:value-type="float" office:value="1.7">
            <text:p>1.7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4">
            <text:p>0.4</text:p>
          </table:table-cell>
          <table:table-cell table:formula="of:=SUM([.D172:.M172])" office:value-type="float" office:value="18.1">
            <text:p>18.1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1.7">
            <text:p>1.7</text:p>
          </table:table-cell>
          <table:table-cell table:number-columns-repeated="3" table:style-name="ce4" office:value-type="float" office:value="1.8">
            <text:p>1.8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5">
            <text:p>0.5</text:p>
          </table:table-cell>
          <table:table-cell table:formula="of:=SUM([.D173:.M173])" office:value-type="float" office:value="17.8">
            <text:p>17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number-columns-repeated="2"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5">
            <text:p>0.5</text:p>
          </table:table-cell>
          <table:table-cell table:formula="of:=SUM([.D174:.M174])" office:value-type="float" office:value="17.6">
            <text:p>17.6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6">
            <text:p>0.6</text:p>
          </table:table-cell>
          <table:table-cell table:formula="of:=SUM([.D175:.M175])" office:value-type="float" office:value="17.6">
            <text:p>17.6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7">
            <text:p>0.7</text:p>
          </table:table-cell>
          <table:table-cell table:formula="of:=SUM([.D176:.M176])" office:value-type="float" office:value="17.6">
            <text:p>17.6</text:p>
          </table:table-cell>
        </table:table-row>
        <table:table-row table:style-name="ro1">
          <table:table-cell table:style-name="ce2" office:value-type="string" table:number-columns-spanned="1" table:number-rows-spanned="14">
            <text:p>Rijssen-Holten</text:p>
          </table:table-cell>
          <table:table-cell table:style-name="ce5" office:value-type="string" table:number-columns-spanned="1" table:number-rows-spanned="7">
            <text:p>Man</text:p>
          </table:table-cell>
          <table:table-cell table:style-name="ce4" office:value-type="float" office:value="2012">
            <text:p>2012</text:p>
          </table:table-cell>
          <table:table-cell table:number-columns-repeated="2" table:style-name="ce4" office:value-type="float" office:value="2.8">
            <text:p>2.8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177:.M177])" office:value-type="float" office:value="19">
            <text:p>19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.8">
            <text:p>2.8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178:.M178])" office:value-type="float" office:value="19.2">
            <text:p>19.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2.5">
            <text:p>2.5</text:p>
          </table:table-cell>
          <table:table-cell table:number-columns-repeated="2" table:style-name="ce4" office:value-type="float" office:value="2.7">
            <text:p>2.7</text:p>
          </table:table-cell>
          <table:table-cell table:number-columns-repeated="2" table:style-name="ce4" office:value-type="float" office:value="2.2">
            <text:p>2.2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1">
            <text:p>0.1</text:p>
          </table:table-cell>
          <table:table-cell table:formula="of:=SUM([.D179:.M179])" office:value-type="float" office:value="19.3">
            <text:p>19.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style-name="ce4" office:value-type="float" office:value="2.3">
            <text:p>2.3</text:p>
          </table:table-cell>
          <table:table-cell table:number-columns-repeated="2" table:style-name="ce4" office:value-type="float" office:value="2.6">
            <text:p>2.6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80:.M180])" office:value-type="float" office:value="19.2">
            <text:p>19.2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5">
            <text:p>2.5</text:p>
          </table:table-cell>
          <table:table-cell table:number-columns-repeated="2" table:style-name="ce4" office:value-type="float" office:value="2.1">
            <text:p>2.1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.2</text:p>
          </table:table-cell>
          <table:table-cell table:formula="of:=SUM([.D181:.M181])" office:value-type="float" office:value="19.5">
            <text:p>19.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number-columns-repeated="2" table:style-name="ce4" office:value-type="float" office:value="2.3">
            <text:p>2.3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2">
            <text:p>0.2</text:p>
          </table:table-cell>
          <table:table-cell table:formula="of:=SUM([.D182:.M182])" office:value-type="float" office:value="19.4">
            <text:p>19.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2.2">
            <text:p>2.2</text:p>
          </table:table-cell>
          <table:table-cell table:number-columns-repeated="2" table:style-name="ce4" office:value-type="float" office:value="2.3">
            <text:p>2.3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2.1">
            <text:p>2.1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183:.M183])" office:value-type="float" office:value="19.4">
            <text:p>19.4</text:p>
          </table:table-cell>
        </table:table-row>
        <table:table-row table:style-name="ro1">
          <table:covered-table-cell/>
          <table:table-cell table:style-name="ce5" office:value-type="string" table:number-columns-spanned="1" table:number-rows-spanned="7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7">
            <text:p>2.7</text:p>
          </table:table-cell>
          <table:table-cell table:number-columns-repeated="2" table:style-name="ce4" office:value-type="float" office:value="2.2">
            <text:p>2.2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.2</text:p>
          </table:table-cell>
          <table:table-cell table:formula="of:=SUM([.D184:.M184])" office:value-type="float" office:value="19">
            <text:p>19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2.7">
            <text:p>2.7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3">
            <text:p>0.3</text:p>
          </table:table-cell>
          <table:table-cell table:formula="of:=SUM([.D185:.M185])" office:value-type="float" office:value="18.8">
            <text:p>18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6">
            <text:p>2.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4">
            <text:p>0.4</text:p>
          </table:table-cell>
          <table:table-cell table:formula="of:=SUM([.D186:.M186])" office:value-type="float" office:value="19">
            <text:p>19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2.3">
            <text:p>2.3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5">
            <text:p>2.5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4">
            <text:p>0.4</text:p>
          </table:table-cell>
          <table:table-cell table:formula="of:=SUM([.D187:.M187])" office:value-type="float" office:value="18.8">
            <text:p>18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2">
            <text:p>2.2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2">
            <text:p>2.2</text:p>
          </table:table-cell>
          <table:table-cell table:style-name="ce4" office:value-type="float" office:value="2.4">
            <text:p>2.4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4">
            <text:p>0.4</text:p>
          </table:table-cell>
          <table:table-cell table:formula="of:=SUM([.D188:.M188])" office:value-type="float" office:value="18.4">
            <text:p>18.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number-columns-repeated="2" table:style-name="ce4" office:value-type="float" office:value="2.1">
            <text:p>2.1</text:p>
          </table:table-cell>
          <table:table-cell table:style-name="ce4" office:value-type="float" office:value="1.7">
            <text:p>1.7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2.3">
            <text:p>2.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4">
            <text:p>0.4</text:p>
          </table:table-cell>
          <table:table-cell table:formula="of:=SUM([.D189:.M189])" office:value-type="float" office:value="18">
            <text:p>1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2.1">
            <text:p>2.1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5">
            <text:p>0.5</text:p>
          </table:table-cell>
          <table:table-cell table:formula="of:=SUM([.D190:.M190])" office:value-type="float" office:value="17.8">
            <text:p>17.8</text:p>
          </table:table-cell>
        </table:table-row>
        <table:table-row table:style-name="ro1">
          <table:table-cell table:style-name="ce2" office:value-type="string" table:number-columns-spanned="1" table:number-rows-spanned="14">
            <text:p>Dinkelland</text:p>
          </table:table-cell>
          <table:table-cell table:style-name="ce5" office:value-type="string" table:number-columns-spanned="1" table:number-rows-spanned="7">
            <text:p>Man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2.1">
            <text:p>2.1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4">
            <text:p>0.4</text:p>
          </table:table-cell>
          <table:table-cell table:style-name="ce4" office:value-type="float" office:value="0.1">
            <text:p>0.1</text:p>
          </table:table-cell>
          <table:table-cell table:formula="of:=SUM([.D191:.M191])" office:value-type="float" office:value="13.9">
            <text:p>13.9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0.1">
            <text:p>0.1</text:p>
          </table:table-cell>
          <table:table-cell table:formula="of:=SUM([.D192:.M192])" office:value-type="float" office:value="13.8">
            <text:p>13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2.1">
            <text:p>2.1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6">
            <text:p>0.6</text:p>
          </table:table-cell>
          <table:table-cell table:style-name="ce4" office:value-type="float" office:value="0.1">
            <text:p>0.1</text:p>
          </table:table-cell>
          <table:table-cell table:formula="of:=SUM([.D193:.M193])" office:value-type="float" office:value="13.7">
            <text:p>13.7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1.4">
            <text:p>1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2">
            <text:p>0.2</text:p>
          </table:table-cell>
          <table:table-cell table:formula="of:=SUM([.D194:.M194])" office:value-type="float" office:value="13.7">
            <text:p>13.7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95:.M195])" office:value-type="float" office:value="13.6">
            <text:p>13.6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1.4">
            <text:p>1.4</text:p>
          </table:table-cell>
          <table:table-cell table:number-columns-repeated="2" table:style-name="ce4" office:value-type="float" office:value="1.5">
            <text:p>1.5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2">
            <text:p>0.2</text:p>
          </table:table-cell>
          <table:table-cell table:formula="of:=SUM([.D196:.M196])" office:value-type="float" office:value="13.8">
            <text:p>13.8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number-columns-repeated="2" table:style-name="ce4" office:value-type="float" office:value="1.8">
            <text:p>1.8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3">
            <text:p>0.3</text:p>
          </table:table-cell>
          <table:table-cell table:formula="of:=SUM([.D197:.M197])" office:value-type="float" office:value="13.9">
            <text:p>13.9</text:p>
          </table:table-cell>
        </table:table-row>
        <table:table-row table:style-name="ro1">
          <table:covered-table-cell/>
          <table:table-cell table:style-name="ce5" office:value-type="string" table:number-columns-spanned="1" table:number-rows-spanned="7">
            <text:p>Vrouw</text:p>
          </table:table-cell>
          <table:table-cell table:style-name="ce4" office:value-type="float" office:value="2012">
            <text:p>201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9">
            <text:p>1.9</text:p>
          </table:table-cell>
          <table:table-cell table:style-name="ce8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7">
            <text:p>0.7</text:p>
          </table:table-cell>
          <table:table-cell table:style-name="ce4" office:value-type="float" office:value="0.2">
            <text:p>0.2</text:p>
          </table:table-cell>
          <table:table-cell table:formula="of:=SUM([.D198:.M198])" office:value-type="float" office:value="13.5">
            <text:p>13.5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15">
            <text:p>201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1">
            <text:p>1.1</text:p>
          </table:table-cell>
          <table:table-cell table:number-columns-repeated="2" table:style-name="ce4" office:value-type="float" office:value="1.9">
            <text:p>1.9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2">
            <text:p>0.2</text:p>
          </table:table-cell>
          <table:table-cell table:formula="of:=SUM([.D199:.M199])" office:value-type="float" office:value="13.3">
            <text:p>13.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0">
            <text:p>2020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5">
            <text:p>1.5</text:p>
          </table:table-cell>
          <table:table-cell table:style-name="ce8" office:value-type="float" office:value="1.1">
            <text:p>1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0.3">
            <text:p>0.3</text:p>
          </table:table-cell>
          <table:table-cell table:formula="of:=SUM([.D200:.M200])" office:value-type="float" office:value="12.7">
            <text:p>12.7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25">
            <text:p>2025</text:p>
          </table:table-cell>
          <table:table-cell table:number-columns-repeated="2" table:style-name="ce4" office:value-type="float" office:value="1.3">
            <text:p>1.3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number-columns-repeated="2" table:style-name="ce4" office:value-type="float" office:value="1.8">
            <text:p>1.8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3">
            <text:p>0.3</text:p>
          </table:table-cell>
          <table:table-cell table:formula="of:=SUM([.D201:.M201])" office:value-type="float" office:value="12.6">
            <text:p>12.6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0">
            <text:p>2030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2">
            <text:p>1.2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8" office:value-type="float" office:value="1.1">
            <text:p>1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9">
            <text:p>1.9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0.4">
            <text:p>0.4</text:p>
          </table:table-cell>
          <table:table-cell table:formula="of:=SUM([.D202:.M202])" office:value-type="float" office:value="12.4">
            <text:p>12.4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35">
            <text:p>2035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6">
            <text:p>1.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4">
            <text:p>0.4</text:p>
          </table:table-cell>
          <table:table-cell table:formula="of:=SUM([.D203:.M203])" office:value-type="float" office:value="12.3">
            <text:p>12.3</text:p>
          </table:table-cell>
        </table:table-row>
        <table:table-row table:style-name="ro1">
          <table:covered-table-cell table:number-columns-repeated="2"/>
          <table:table-cell table:style-name="ce4" office:value-type="float" office:value="2040">
            <text:p>2040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.4">
            <text:p>1.4</text:p>
          </table:table-cell>
          <table:table-cell table:style-name="ce4" office:value-type="float" office:value="1.5">
            <text:p>1.5</text:p>
          </table:table-cell>
          <table:table-cell table:style-name="ce8" office:value-type="float" office:value="1.1">
            <text:p>1.1</text:p>
          </table:table-cell>
          <table:table-cell table:style-name="ce4" office:value-type="float" office:value="1.3">
            <text:p>1.3</text:p>
          </table:table-cell>
          <table:table-cell table:style-name="ce4" office:value-type="float" office:value="1.7">
            <text:p>1.7</text:p>
          </table:table-cell>
          <table:table-cell table:style-name="ce4" office:value-type="float" office:value="1.1">
            <text:p>1.1</text:p>
          </table:table-cell>
          <table:table-cell table:style-name="ce4" office:value-type="float" office:value="0.4">
            <text:p>0.4</text:p>
          </table:table-cell>
          <table:table-cell table:formula="of:=SUM([.D204:.M204])" office:value-type="float" office:value="12.2">
            <text:p>12.2</text:p>
          </table:table-cell>
        </table:table-row>
        <table:table-row table:style-name="ro1">
          <table:table-cell table:style-name="ce1"/>
          <table:table-cell table:number-columns-repeated="2"/>
          <table:table-cell table:formula="of:=([.D204]-[.D198])/[.D198]" office:value-type="float" office:value="-0.1875">
            <text:p>-0.1875</text:p>
          </table:table-cell>
          <table:table-cell table:formula="of:=([.E204]-[.E198])/[.E198]" office:value-type="float" office:value="-0.263157894736842">
            <text:p>-0.2631578947</text:p>
          </table:table-cell>
          <table:table-cell table:formula="of:=([.F204]-[.F198])/[.F198]" office:value-type="float" office:value="-0.166666666666667">
            <text:p>-0.1666666667</text:p>
          </table:table-cell>
          <table:table-cell table:formula="of:=([.G204]-[.G198])/[.G198]" office:value-type="float" office:value="0.0769230769230768">
            <text:p>0.0769230769</text:p>
          </table:table-cell>
          <table:table-cell table:formula="of:=([.H204]-[.H198])/[.H198]" office:value-type="float" office:value="-0.25">
            <text:p>-0.25</text:p>
          </table:table-cell>
          <table:table-cell table:formula="of:=([.I204]-[.I198])/[.I198]" office:value-type="float" office:value="-0.421052631578947">
            <text:p>-0.4210526316</text:p>
          </table:table-cell>
          <table:table-cell table:formula="of:=([.J204]-[.J198])/[.J198]" office:value-type="float" office:value="-0.133333333333333">
            <text:p>-0.1333333333</text:p>
          </table:table-cell>
          <table:table-cell table:formula="of:=([.K204]-[.K198])/[.K198]" office:value-type="float" office:value="0.416666666666667">
            <text:p>0.4166666667</text:p>
          </table:table-cell>
          <table:table-cell table:formula="of:=([.L204]-[.L198])/[.L198]" office:value-type="float" office:value="0.571428571428571">
            <text:p>0.5714285714</text:p>
          </table:table-cell>
          <table:table-cell table:formula="of:=([.M204]-[.M198])/[.M198]" office:value-type="float" office:value="1">
            <text:p>1</text:p>
          </table:table-cell>
          <table:table-cell table:formula="of:=([.N204]-[.N198])/[.N198]" office:value-type="float" office:value="-0.0962962962962961">
            <text:p>-0.0962962963</text:p>
          </table:table-cell>
        </table:table-row>
        <table:table-row table:style-name="ro1">
          <table:table-cell table:style-name="ce1" office:value-type="string">
            <text:p>Bron:</text:p>
          </table:table-cell>
          <table:table-cell table:style-name="ce4" office:value-type="string">
            <text:p>PBL / CBS</text:p>
          </table:table-cell>
          <table:table-cell table:style-name="ce4" table:number-columns-repeated="11"/>
          <table:table-cell/>
        </table:table-row>
        <table:table-row table:style-name="ro1">
          <table:table-cell table:style-name="ce1" office:value-type="string">
            <text:p>Contact:</text:p>
          </table:table-cell>
          <table:table-cell table:style-name="ce4" office:value-type="string">
            <text:p>Mark ter Veer(070-3288742)</text:p>
          </table:table-cell>
          <table:table-cell table:style-name="ce4" table:number-columns-repeated="11"/>
          <table:table-cell/>
        </table:table-row>
        <table:table-row table:style-name="ro1">
          <table:table-cell table:style-name="ce1" office:value-type="string">
            <text:p>Opmerkingen:</text:p>
          </table:table-cell>
          <table:table-cell table:style-name="ce4" table:number-columns-repeated="12"/>
          <table:table-cell/>
        </table:table-row>
        <table:table-row table:style-name="ro1">
          <table:table-cell table:style-name="ce1"/>
          <table:table-cell table:style-name="ce4" table:number-columns-repeated="12"/>
          <table:table-cell/>
        </table:table-row>
        <table:table-row table:style-name="ro1" table:number-rows-repeated="104836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>
        <table:named-range table:name="HTML_1" table:base-cell-address="$Sheet1.$A$1" table:cell-range-address=".$A$2:.$M$209"/>
        <table:named-range table:name="HTML_all" table:base-cell-address="$Sheet1.$A$1" table:cell-range-address=".$A$1:.$M$209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165a79a-7059095-e13bb37-fef39a4-9503d18</meta:generator>
    <dc:date>2012-11-22T20:05:20</dc:date>
    <dc:creator>Jaap-Andre de Hoop</dc:creator>
    <meta:editing-duration>PT3H14M22S</meta:editing-duration>
    <meta:editing-cycles>2</meta:editing-cycles>
    <meta:document-statistic meta:table-count="1" meta:cell-count="2440" meta:object-count="0"/>
  </office:meta>
</office:document-meta>
</file>